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0.728in"/>
    </style:style>
    <style:style style:name="co20" style:family="table-column">
      <style:table-column-properties fo:break-before="auto" style:column-width="1.1339in"/>
    </style:style>
    <style:style style:name="co21" style:family="table-column">
      <style:table-column-properties fo:break-before="auto" style:column-width="0.952in"/>
    </style:style>
    <style:style style:name="co22" style:family="table-column">
      <style:table-column-properties fo:break-before="auto" style:column-width="1.3717in"/>
    </style:style>
    <style:style style:name="co23" style:family="table-column">
      <style:table-column-properties fo:break-before="auto" style:column-width="1.2555in"/>
    </style:style>
    <style:style style:name="co24" style:family="table-column">
      <style:table-column-properties fo:break-before="auto" style:column-width="0.928in"/>
    </style:style>
    <style:style style:name="co25" style:family="table-column">
      <style:table-column-properties fo:break-before="auto" style:column-width="0.4783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3228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is-true-formula(OR([Feuille1.AA2]=0;[Feuille1.AA2]=0=&quot;line&quot;;[Feuille1.AA2]=0=&quot;circle&quot;))" style:apply-style-name="Cellule_20_grisée" style:base-cell-address="Feuille1.AE2"/>
      <style:map style:condition="is-true-formula(AND([Feuille1.AB2]&lt;&gt;0;[Feuille1.AE2]=&quot;&quot;))" style:apply-style-name="Cellule_20_invalide" style:base-cell-address="Feuille1.AE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0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3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4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3])" table:allow-empty-cell="true" table:display-list="unsorted" table:base-cell-address="Feuille1.X21"/>
        <table:content-validation table:name="val7" table:condition="of:cell-content-is-in-list([$Feuille1.$A$34:.$A$13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default-cell-style-name="ce18"/>
        <table:table-column table:style-name="co21" table:number-columns-repeated="2" table:default-cell-style-name="ce19"/>
        <table:table-column table:style-name="co22" table:default-cell-style-name="ce18"/>
        <table:table-column table:style-name="co14" table:default-cell-style-name="ce4"/>
        <table:table-column table:style-name="co23" table:default-cell-style-name="ce20"/>
        <table:table-column table:style-name="co21" table:default-cell-style-name="ce21"/>
        <table:table-column table:style-name="co24" table:default-cell-style-name="ce22"/>
        <table:table-column table:style-name="co25" table:default-cell-style-name="ce14"/>
        <table:table-column table:style-name="co1" table:default-cell-style-name="ce25"/>
        <table:table-column table:style-name="co24" table:default-cell-style-name="ce21"/>
        <table:table-column table:style-name="co17" table:default-cell-style-name="ce22"/>
        <table:table-column table:style-name="co26" table:default-cell-style-name="ce14"/>
        <table:table-column table:style-name="co11" table:default-cell-style-name="ce26"/>
        <table:table-column table:style-name="co27" table:default-cell-style-name="Default"/>
        <table:table-column table:style-name="co28" table:number-columns-repeated="97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style-name="ce10"/>
          <table:table-cell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5" table:content-validation-name="val6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10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1_Exit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abit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abitslow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ntry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Sigma3_Exit</text:p>
          </table:table-cell>
          <table:table-cell office:value-type="float" office:value="250">
            <text:p>250</text:p>
          </table:table-cell>
          <table:table-cell table:style-name="ce5" office:value-type="string">
            <text:p>V_Sigma3_laser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10">
            <text:p>10</text:p>
          </table:table-cell>
          <table:table-cell table:style-name="ce25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style-name="ce10"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10"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3" table:content-validation-name="val5"/>
          <table:table-cell table:style-name="ce24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5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8"/>
        </table:table-row>
        <table:table-row table:style-name="ro2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table:style-name="ce19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8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5"/>
          <table:table-cell table:number-columns-repeated="978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8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string">
            <text:p>V_AlphaGold_laser_double</text:p>
          </table:table-cell>
          <table:table-cell office:value-type="string">
            <text:p>V_laserM_Vfast</text:p>
          </table:table-cell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office:value-type="string">
            <text:p>V_BetaGold_dragonball_arc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10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3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1:33:56.31</dc:date>
    <meta:editing-duration>PT7H41M10S</meta:editing-duration>
    <meta:editing-cycles>345</meta:editing-cycles>
    <dc:creator>Wister </dc:creator>
    <meta:document-statistic meta:table-count="1" meta:cell-count="3218" meta:object-count="0"/>
  </office:meta>
</office:document-meta>
</file>